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29a6" officeooo:paragraph-rsid="001e29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zure Roles Cheat-sheet </text:p>
      <text:p text:style-name="P1"><text:tab/>Within Azure there are 3 kinds of roles: </text:p>
      <text:p text:style-name="P1"><text:tab/><text:tab/>Classic subscription administrator roles – this is the original role system</text:p>
      <text:p text:style-name="P1"><text:tab/><text:tab/>Azure roles – known as RBAC, built on top of Azure Resource Manager </text:p>
      <text:p text:style-name="P1"><text:tab/><text:tab/>Azure Active Directory roles – Azure AD roles are used to manage Azure AD resources in a directory </text:p>
      <text:p text:style-name="P1"><text:tab/>Identity and Access Management (IAM) allows you to create and assign Azure RBAC system roles to a user </text:p>
      <text:p text:style-name="P1"><text:tab/><text:tab/>Roles restrict access to resource actions (also known as operations) there are 2 types of roles: </text:p>
      <text:p text:style-name="P1"><text:tab/><text:tab/><text:tab/>BuiltinRole – Managed Microsoft roles are read only pre-created roles for you to use</text:p>
      <text:p text:style-name="P1"><text:tab/><text:tab/><text:tab/>CustomRole – A role created by you with your own custom logic </text:p>
      <text:p text:style-name="P1"><text:tab/><text:tab/>Role Assignment is when you apply a role to a user. A role assignment is composed of a Security Principle, Role Definition <text:s/>and Scope. </text:p>
      <text:p text:style-name="P1">Azure’s 4 built in roles are: Owner, Contributor, Reader, and User Access Administrator </text:p>
      <text:p text:style-name="P1"><text:tab/><text:tab/>Classic Administrators have three types of of roles: </text:p>
      <text:p text:style-name="P1"><text:tab/><text:tab/><text:tab/>Account Administrator – The billing owner of the subscription. Has no access to the Azure portal. </text:p>
      <text:p text:style-name="P1"><text:tab/><text:tab/><text:tab/>Service Administrator – same access of a user assigned the user role at a subscription scope. Has full access to the azure portal </text:p>
      <text:p text:style-name="P1"><text:tab/><text:tab/><text:tab/>Co-Administrator – same access of a suer who is assigned the Owner role at the subscription scope</text:p>
      <text:p text:style-name="P1"><text:tab/><text:tab/>Important Azure AD Roles </text:p>
      <text:p text:style-name="P1"><text:tab/><text:tab/><text:tab/>Global Administrator – Full access to everything </text:p>
      <text:p text:style-name="P1"><text:tab/><text:tab/><text:tab/>User Administrator – Full access to create and manage users</text:p>
      <text:p text:style-name="P1"><text:tab/><text:tab/><text:tab/>Billing Administrator – Make purchases, manage subscriptions and support tickets</text:p>
      <text:p text:style-name="P1"><text:tab/><text:tab/>you can create custom Azure AD roles but you need to purchase either Azure AD Premium P1 or P2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9T16:00:43.684605141</meta:creation-date>
    <dc:date>2022-03-29T16:10:32.200578417</dc:date>
    <meta:editing-duration>PT9M49S</meta:editing-duration>
    <meta:editing-cycles>1</meta:editing-cycles>
    <meta:document-statistic meta:table-count="0" meta:image-count="0" meta:object-count="0" meta:page-count="1" meta:paragraph-count="20" meta:word-count="253" meta:character-count="1604" meta:non-whitespace-character-count="1302"/>
    <meta:generator>LibreOffice/6.4.7.2$Linux_X86_64 LibreOffice_project/40$Build-2</meta:generator>
  </office:meta>
</office:document-meta>
</file>